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b0dd2" officeooo:paragraph-rsid="000b0dd2" style:font-size-asian="14pt" style:font-weight-asian="bold" style:font-size-complex="14pt" style:font-weight-complex="bold"/>
    </style:style>
    <style:style style:name="P2" style:family="paragraph" style:parent-style-name="Standard">
      <style:paragraph-properties fo:text-align="center" style:justify-single-word="false" fo:break-before="page"/>
      <style:text-properties fo:font-size="14pt" fo:font-weight="bold" officeooo:rsid="000b0dd2" officeooo:paragraph-rsid="000b0dd2" style:font-size-asian="12.25pt" style:font-weight-asian="bold" style:font-size-complex="14pt" style:font-weight-complex="bold"/>
    </style:style>
    <style:style style:name="P3" style:family="paragraph" style:parent-style-name="Standard">
      <style:paragraph-properties fo:text-align="center" style:justify-single-word="false" fo:break-before="page"/>
      <style:text-properties fo:font-size="14pt" fo:font-weight="bold" officeooo:rsid="000b0dd2" officeooo:paragraph-rsid="000b0dd2" style:font-size-asian="14pt" style:font-weight-asian="bold" style:font-size-complex="14pt" style:font-weight-complex="bold"/>
    </style:style>
    <style:style style:name="P4" style:family="paragraph" style:parent-style-name="Standard">
      <style:paragraph-properties fo:margin-left="0cm" fo:margin-right="0cm" fo:text-align="start" style:justify-single-word="false" fo:text-indent="0cm" style:auto-text-indent="false" fo:break-before="page"/>
      <style:text-properties fo:font-size="14pt" fo:font-weight="normal" officeooo:rsid="000b0dd2" officeooo:paragraph-rsid="0010e937" style:font-size-asian="12.25pt" style:font-weight-asian="normal" style:font-size-complex="14pt" style:font-weight-complex="normal"/>
    </style:style>
    <style:style style:name="P5" style:family="paragraph" style:parent-style-name="Text_20_body">
      <style:paragraph-properties fo:margin-left="0cm" fo:margin-right="0cm" fo:margin-top="0cm" fo:margin-bottom="0.423cm" loext:contextual-spacing="false" fo:text-indent="0cm" style:auto-text-indent="false" fo:padding="0cm" fo:border="none"/>
    </style:style>
    <style:style style:name="P6" style:family="paragraph" style:parent-style-name="Text_20_body">
      <style:paragraph-properties fo:margin-left="0cm" fo:margin-right="0cm" fo:margin-top="0cm" fo:margin-bottom="0.423cm" loext:contextual-spacing="false" fo:text-indent="0cm" style:auto-text-indent="false" fo:padding="0cm" fo:border="none"/>
      <style:text-properties fo:font-size="14pt" style:font-size-asian="14pt" style:font-size-complex="14pt"/>
    </style:style>
    <style:style style:name="P7" style:family="paragraph" style:parent-style-name="Text_20_body">
      <style:paragraph-properties fo:text-align="center" style:justify-single-word="false"/>
      <style:text-properties fo:font-size="14pt" fo:font-weight="normal" officeooo:rsid="000b0dd2" officeooo:paragraph-rsid="000b0dd2" style:font-size-asian="14pt" style:font-weight-asian="normal" style:font-size-complex="14pt" style:font-weight-complex="normal"/>
    </style:style>
    <style:style style:name="P8" style:family="paragraph">
      <style:paragraph-properties fo:text-align="center" style:writing-mode="lr-tb"/>
    </style:style>
    <style:style style:name="P9" style:family="paragraph">
      <style:paragraph-properties fo:text-align="center" style:writing-mode="lr-tb"/>
      <style:text-properties fo:font-weight="bold" style:font-weight-asian="bold" style:font-weight-complex="bold"/>
    </style:style>
    <style:style style:name="P10" style:family="paragraph">
      <loext:graphic-properties draw:fill="none"/>
      <style:paragraph-properties fo:text-align="center" style:writing-mode="lr-tb"/>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130613" style:font-size-asian="14pt" style:font-size-complex="14pt"/>
    </style:style>
    <style:style style:name="T3" style:family="text">
      <style:text-properties officeooo:rsid="00144f6f"/>
    </style:style>
    <style:style style:name="T4" style:family="text">
      <style:text-properties fo:font-weight="bold" style:font-weight-asian="bold" style:font-weight-complex="bol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6.239cm" fo:min-width="5.99cm" style:run-through="foreground"/>
      <style:paragraph-properties style:writing-mode="lr-tb"/>
    </style:style>
    <style:style style:name="gr3" style:family="graphic">
      <style:graphic-properties draw:stroke="none" draw:fill="none" draw:textarea-horizontal-align="justify" draw:textarea-vertical-align="middle" draw:auto-grow-height="false" fo:min-height="1.221cm" fo:min-width="2.556cm" style:run-through="foreground"/>
      <style:paragraph-properties style:writing-mode="lr-tb"/>
    </style:style>
    <style:style style:name="gr4" style:family="graphic">
      <style:graphic-properties draw:stroke="none" draw:fill="none" draw:textarea-horizontal-align="justify" draw:textarea-vertical-align="middle" draw:auto-grow-height="false" fo:min-height="1.219cm" fo:min-width="2.558cm" style:run-through="foreground"/>
      <style:paragraph-properties style:writing-mode="lr-tb"/>
    </style:style>
    <style:style style:name="gr5" style:family="graphic">
      <style:graphic-properties draw:stroke="none" draw:fill="none" draw:textarea-horizontal-align="justify" draw:textarea-vertical-align="middle" draw:auto-grow-height="false" fo:min-height="1.221cm" fo:min-width="2.558cm"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 campesino se quejaba de lo pobre que era y aseguró que daría lo que fuera si alguien le ayudaba. De pronto, se le aparece el diablo y le propone lo siguiente:</text:p>
      <text:p text:style-name="P5"><text:span text:style-name="T1">- Si pasas aquel puente en cualquier dirección tendrás exactamente el doble del dinero que tenías antes de pasarlo. Pero hay una condición: debes tirar al río 24 </text:span><text:span text:style-name="T2">pesos</text:span><text:span text:style-name="T1"> por cada vez que pases el puente.</text:span></text:p>
      <text:p text:style-name="P5"><text:span text:style-name="T1">Pasó el campesino el puente una vez y contó su dinero, en efecto tenía </text:span><text:span text:style-name="T2">el doble</text:span><text:span text:style-name="T1">; tiró 24 </text:span><text:span text:style-name="T2">pesos</text:span><text:span text:style-name="T1"> al río, y pasó el puente otra vez y tenía el doble que antes. Volvió a tirar 24 </text:span><text:span text:style-name="T2">pesos</text:span><text:span text:style-name="T1">, pasó el puente por tercera vez y el dinero se duplicó. Pero tenía 24 pesos exactos y tuvo que tirarlos al río quedándose sin </text:span><text:span text:style-name="T2">pesos</text:span><text:span text:style-name="T1">.</text:span></text:p>
      <text:p text:style-name="P6">¿Cuánto dinero tenia el campesino al principio?</text:p>
      <text:p text:style-name="P6"/>
      <text:p text:style-name="P6"/>
      <text:p text:style-name="P6">Si cuatro flamencos en tres días se beben diez cántaros de vino, y cinco e<text:span text:style-name="T3">s</text:span>pañoles en seis días beben veinte cántaros, la pregunta es, bebiendo todos juntos, ¿en cuánto tiempo se beberán una bota de sesenta cántaros?</text:p>
      <text:p text:style-name="P6"/>
      <text:p text:style-name="P6"/>
      <text:p text:style-name="P6">Tres hermanos se reparten la herencia de su padre que está formada por 35 caballos. En el testamento el padre dejó escrito que el mayor se quedaría con la mitad de la herencia, el mediano con la tercera parte y el más pequeño con la novena parte</text:p>
      <text:p text:style-name="P6"/>
      <text:p text:style-name="P6">Como las divisiones no eran exactas estos no se ponían de acuerdo, por lo que decidieron consultar con un viejo matemático que les propuso lo siguiente:</text:p>
      <text:p text:style-name="P6"/>
      <text:p text:style-name="P6">«Puesto que 35 caballos no se pueden dividir exactamente por la mitad, ni por la tercera parte ni por la novena, yo os regalo el mío. Ahora, tenéis 36 caballos por lo que los tres saldréis ganando. Tú por ser el mayor te llevarás la mitad de 36, es decir 18 caballos. Tú por ser el mediano la tercera parte, es decir 12 caballos. Y tú por ser el pequeño y según los deseos de tu padre, la novena parte, es decir 4 caballos.</text:p>
      <text:p text:style-name="P6"/>
      <text:p text:style-name="P6"><text:soft-page-break/>Ahora ya tenéis los tres vuestra herencia, y como 18+12+4=34 ahora sobran dos caballos, por lo que yo recupero el mío y me quedo también con el otro por resolver vuestro problema».</text:p>
      <text:p text:style-name="P6"/>
      <text:p text:style-name="P1"/>
      <text:p text:style-name="P1"/>
      <text:p text:style-name="P3"/>
      <text:p text:style-name="Standard"/>
      <text:p text:style-name="P1"/>
      <text:p text:style-name="P2"><draw:g text:anchor-type="paragraph" draw:z-index="0" draw:name="Forma1" draw:style-name="gr1"><draw:custom-shape draw:name="Forma1" draw:style-name="gr2" draw:text-style-name="P8" svg:width="5.991cm" svg:height="6.24cm" svg:x="5.206cm" svg:y="1.727cm"><text:p/><draw:enhanced-geometry svg:viewBox="0 0 21600 21600" draw:type="rectangle" draw:enhanced-path="M 0 0 L 21600 0 21600 21600 0 21600 0 0 Z N"/></draw:custom-shape><draw:custom-shape draw:name="Forma1_0" draw:style-name="gr3" draw:text-style-name="P10" svg:width="2.557cm" svg:height="1.221cm" svg:x="6.816cm" svg:y="0.794cm"><text:p text:style-name="P9"><text:span text:style-name="T4">163</text:span></text:p><draw:enhanced-geometry svg:viewBox="0 0 21600 21600" draw:type="rectangle" draw:enhanced-path="M 0 0 L 21600 0 21600 21600 0 21600 0 0 Z N"/></draw:custom-shape><draw:custom-shape draw:name="Forma1_1" draw:style-name="gr4" draw:text-style-name="P10" svg:width="2.558cm" svg:height="1.22cm" svg:x="3.267cm" svg:y="3.948cm"><text:p text:style-name="P9"><text:span text:style-name="T4">460</text:span></text:p><draw:enhanced-geometry svg:viewBox="0 0 21600 21600" draw:type="rectangle" draw:enhanced-path="M 0 0 L 21600 0 21600 21600 0 21600 0 0 Z N"/></draw:custom-shape><draw:custom-shape draw:name="Forma1_3" draw:style-name="gr5" draw:text-style-name="P10" svg:width="2.558cm" svg:height="1.221cm" svg:x="7.043cm" svg:y="7.71cm"><text:p text:style-name="P9"><text:span text:style-name="T4">?</text:span></text:p><draw:enhanced-geometry svg:viewBox="0 0 21600 21600" draw:type="rectangle" draw:enhanced-path="M 0 0 L 21600 0 21600 21600 0 21600 0 0 Z N"/></draw:custom-shape><draw:custom-shape draw:name="Forma1_4" draw:style-name="gr5" draw:text-style-name="P10" svg:width="2.558cm" svg:height="1.221cm" svg:x="10.804cm" svg:y="4.168cm"><text:p text:style-name="P9"><text:span text:style-name="T4">271</text:span></text:p><draw:enhanced-geometry svg:viewBox="0 0 21600 21600" draw:type="rectangle" draw:enhanced-path="M 0 0 L 21600 0 21600 21600 0 21600 0 0 Z N"/></draw:custom-shape></draw:g></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4T10:47:55.782286270</meta:creation-date>
    <meta:editing-duration>P2DT25M10S</meta:editing-duration>
    <meta:editing-cycles>2</meta:editing-cycles>
    <meta:generator>LibreOffice/6.4.7.2$Linux_X86_64 LibreOffice_project/40$Build-2</meta:generator>
    <dc:date>2024-11-15T10:32:21.807069373</dc:date>
    <meta:document-statistic meta:table-count="0" meta:image-count="0" meta:object-count="0" meta:page-count="5" meta:paragraph-count="9" meta:word-count="364" meta:character-count="1938" meta:non-whitespace-character-count="1583"/>
  </office:meta>
</office:document-meta>
</file>